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8E00000049C8116C136A6848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DejaVu Sans Condensed1" svg:font-family="'DejaVu Sans Condensed'" style:font-family-generic="swiss"/>
    <style:font-face style:name="FreeMono" svg:font-family="FreeMono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able_20_Contents">
      <style:text-properties style:font-name="Arimo" fo:font-size="8pt" fo:background-color="transparen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Arimo" fo:font-size="8pt" style:font-size-asian="8pt" style:font-size-complex="8pt"/>
    </style:style>
    <style:style style:name="P3" style:family="paragraph" style:parent-style-name="Horizontal_20_Line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Arimo" fo:font-size="10pt" fo:font-style="normal" style:text-underline-style="none" fo:font-weight="normal" officeooo:rsid="001cfaee" officeooo:paragraph-rsid="001cfaee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m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mo" fo:font-size="10pt" fo:font-style="normal" style:text-underline-style="none" fo:font-weight="normal" officeooo:paragraph-rsid="00228423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mo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mo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mo" fo:font-size="12pt" fo:font-style="italic" style:text-underline-style="solid" style:text-underline-width="auto" style:text-underline-color="font-color" fo:font-weight="bold" officeooo:paragraph-rsid="00228423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mo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mo" fo:font-size="12pt" fo:font-style="normal" style:text-underline-style="solid" style:text-underline-width="auto" style:text-underline-color="font-color" fo:font-weight="bold" officeooo:rsid="00228423" officeooo:paragraph-rsid="00228423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mo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mo"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FreeMono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 fo:break-before="page"/>
      <style:text-properties style:font-name="Arim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Arimo" fo:font-size="10pt" fo:font-style="normal" style:text-underline-style="none" fo:font-weight="normal" officeooo:paragraph-rsid="001f35ad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top="0.1402in" fo:margin-bottom="0.1402in" loext:contextual-spacing="false" fo:text-align="justify" style:justify-single-word="false" style:writing-mode="lr-tb"/>
      <style:text-properties style:font-name="Arim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margin-top="0.1402in" fo:margin-bottom="0.1402in" loext:contextual-spacing="false" fo:text-align="justify" style:justify-single-word="false" style:writing-mode="lr-tb"/>
      <style:text-properties style:font-name="Arimo" fo:font-size="10pt" fo:font-style="normal" style:text-underline-style="none" fo:font-weight="normal" officeooo:paragraph-rsid="00228423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margin-top="0.0799in" fo:margin-bottom="0.0799in" loext:contextual-spacing="false" fo:text-align="justify" style:justify-single-word="false" style:writing-mode="lr-tb"/>
      <style:text-properties style:font-name="Arimo" fo:font-size="10pt" fo:font-style="normal" style:text-underline-style="none" fo:font-weight="normal" officeooo:rsid="001d1173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 style:list-style-name="L2">
      <style:paragraph-properties fo:margin-top="0.1402in" fo:margin-bottom="0.1402in" loext:contextual-spacing="false" fo:text-align="justify" style:justify-single-word="false" style:writing-mode="lr-tb"/>
      <style:text-properties style:font-name="Arimo" fo:font-size="10pt" fo:font-style="normal" style:text-underline-style="none" fo:font-weight="normal" officeooo:paragraph-rsid="001f35ad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 style:list-style-name="L2">
      <style:paragraph-properties fo:margin-top="0.1402in" fo:margin-bottom="0.1402in" loext:contextual-spacing="false" fo:text-align="justify" style:justify-single-word="false" style:writing-mode="lr-tb"/>
      <style:text-properties style:font-name="Arimo" fo:font-size="10pt" fo:font-style="normal" style:text-underline-style="none" fo:font-weight="normal" officeooo:paragraph-rsid="00228423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 style:list-style-name="L3">
      <style:paragraph-properties fo:margin-top="0.1402in" fo:margin-bottom="0.1402in" loext:contextual-spacing="false" fo:text-align="justify" style:justify-single-word="false" style:writing-mode="lr-tb"/>
      <style:text-properties style:font-name="Arimo" fo:font-size="10pt" fo:font-style="normal" style:text-underline-style="none" fo:font-weight="normal" officeooo:paragraph-rsid="001f72b5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 style:list-style-name="L4" style:master-page-name="">
      <loext:graphic-properties draw:fill="none"/>
      <style:paragraph-properties fo:margin-left="0.9366in" fo:margin-right="0in" fo:margin-top="0.1402in" fo:margin-bottom="0.1402in" loext:contextual-spacing="false" fo:text-align="justify" style:justify-single-word="false" fo:text-indent="-0.25in" style:auto-text-indent="false" style:page-number="auto" fo:background-color="transparent" style:writing-mode="lr-tb"/>
      <style:text-properties style:font-name="Arimo" fo:font-size="10pt" fo:font-style="normal" style:text-underline-style="none" fo:font-weight="normal" officeooo:paragraph-rsid="001f72b5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 style:list-style-name="L4">
      <loext:graphic-properties draw:fill="none"/>
      <style:paragraph-properties fo:margin-left="0.9366in" fo:margin-right="0in" fo:margin-top="0.1402in" fo:margin-bottom="0.1402in" loext:contextual-spacing="false" fo:text-align="justify" style:justify-single-word="false" fo:text-indent="-0.25in" style:auto-text-indent="false" fo:background-color="transparent" style:writing-mode="lr-tb"/>
      <style:text-properties style:font-name="Arimo" fo:font-size="10pt" fo:font-style="normal" style:text-underline-style="none" fo:font-weight="normal" officeooo:paragraph-rsid="001f72b5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20c40a"/>
    </style:style>
    <style:style style:name="T2" style:family="text">
      <style:text-properties officeooo:rsid="001d117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1173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italic" style:text-underline-style="none" officeooo:rsid="00228423" style:font-style-asian="italic" style:font-style-complex="italic"/>
    </style:style>
    <style:style style:name="T8" style:family="text">
      <style:text-properties officeooo:rsid="00228423"/>
    </style:style>
    <style:style style:name="T9" style:family="text">
      <style:text-properties officeooo:rsid="0023b95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2"/>
      <text:p text:style-name="P13"><text:span text:style-name="T6">Travaux Pratiques : </text:span><text:span text:style-name="T7">Attaques réseaux</text:span></text:p>
      <text:p text:style-name="P12"/>
      <text:p text:style-name="P3"/>
      <text:p text:style-name="P4">L’objectif de ce TP est d’appréhender <text:span text:style-name="T8">certaines attaques pouvant être menées sur un réseau.</text:span></text:p>
      <text:p text:style-name="P14"/>
      <text:p text:style-name="P3"/>
      <text:p text:style-name="P10"/>
      <text:p text:style-name="P11">Préparation</text:p>
      <text:p text:style-name="P5"/>
      <text:list xml:id="list3734651224" text:style-name="L1">
        <text:list-item>
          <text:p text:style-name="P20">Installer un outil de virtualisation (VirtualBox par exemple) : https://www.virtualbox.org/</text:p>
        </text:list-item>
        <text:list-item>
          <text:p text:style-name="P20">Récupérer <text:span text:style-name="T9">l’OVA </text:span>Kali Linux (<text:span text:style-name="T9">sur disque ou clé USB</text:span>) <text:span text:style-name="T9">et importé la machine virtuelle </text:span>;</text:p>
        </text:list-item>
        <text:list-item>
          <text:p text:style-name="P20">Préparer <text:span text:style-name="T9">la </text:span>machine virtuelle Kali avec une interface en mode bridge sur la carte principale du host.</text:p>
        </text:list-item>
      </text:list>
      <text:p text:style-name="P5"/>
      <text:p text:style-name="P8">Observation de la séquence d’initialisation TCP</text:p>
      <text:p text:style-name="P5"/>
      <text:list xml:id="list2117168923" text:style-name="L2">
        <text:list-item>
          <text:p text:style-name="P21"><text:span text:style-name="T5">Victime </text:span>: lancer Wireshark et filtrer les flux pour n’afficher que les échanges TCP sur le port 4242 et lancer netcat (commande « nc ») en écoute sur le port 4242.</text:p>
        </text:list-item>
        <text:list-item>
          <text:p text:style-name="P21"><text:span text:style-name="T5">Attaquant </text:span>: A l’aide de la commande netcat, se connecter à la victime sur le port 4242.</text:p>
        </text:list-item>
        <text:list-item>
          <text:p text:style-name="P21"><text:span text:style-name="T5">Victime </text:span>: Observer la structure des échanges.</text:p>
        </text:list-item>
      </text:list>
      <text:p text:style-name="P18"/>
      <text:p text:style-name="P9">IP Spoofing</text:p>
      <text:p text:style-name="P6"/>
      <text:list xml:id="list84033422206071" text:continue-list="list2117168923" text:style-name="L2">
        <text:list-item text:start-value="1">
          <text:p text:style-name="P22"><text:span text:style-name="T5">Victimes 1 &amp; 2</text:span> : lancer Wireshark et filtrer les flux pour n’afficher que les échanges ICMP.</text:p>
        </text:list-item>
        <text:list-item>
          <text:p text:style-name="P22"><text:span text:style-name="T5">Attaquant </text:span>: A l’aide de la commande hping3, envoyer une requête ICMP ping en usurpant l’adresse IP de la victime 2.</text:p>
        </text:list-item>
        <text:list-item>
          <text:p text:style-name="P22"><text:span text:style-name="T5">Victimes</text:span> : Observer la structure des échanges.</text:p>
        </text:list-item>
      </text:list>
      <text:p text:style-name="P19"/>
      <text:p text:style-name="P9">SYN flooding</text:p>
      <text:p text:style-name="P6"/>
      <text:list xml:id="list84034545346893" text:continue-list="list84033422206071" text:style-name="L2">
        <text:list-item text:start-value="1">
          <text:p text:style-name="P22"><text:span text:style-name="T5">Victime </text:span>: Faire un test de vitesse de connexion sur Internet.</text:p>
        </text:list-item>
        <text:list-item>
          <text:p text:style-name="P22"><text:span text:style-name="T5">Attaquant </text:span>: Lancer une attaque en SYN flood via la commande hping3, sur le port TCP 21 avec une adresse IP source usurpée (random).</text:p>
        </text:list-item>
        <text:list-item>
          <text:p text:style-name="P22"><text:span text:style-name="T5">Victime </text:span>: Refaire un test de vitesse de connexion sur Internet.</text:p>
        </text:list-item>
      </text:list>
      <text:p text:style-name="P16"/>
      <text:p text:style-name="P8">ARP cache poisoning</text:p>
      <text:p text:style-name="P7"/>
      <text:list xml:id="list1558621493" text:style-name="L3">
        <text:list-item>
          <text:p text:style-name="P23"><text:span text:style-name="T5">Victime </text:span>: regarder le contenu du cache ARP</text:p>
        </text:list-item>
        <text:list-item>
          <text:p text:style-name="P23"><text:span text:style-name="T5">Attaquant </text:span>: </text:p>
        </text:list-item>
      </text:list>
      <text:list xml:id="list33631684" text:style-name="L4">
        <text:list-item>
          <text:p text:style-name="P24">Lancer wireshark ;</text:p>
        </text:list-item>
        <text:list-item>
          <text:p text:style-name="P25">Lancer ettercap en mode graphique (option -G). Mode « unified sniff ».</text:p>
        </text:list-item>
        <text:list-item>
          <text:p text:style-name="P25">Scanner les hôtes sur le réseau.</text:p>
        </text:list-item>
        <text:list-item>
          <text:p text:style-name="P25">Cibler la victime et le routeur du sous-réseau.</text:p>
        </text:list-item>
        <text:list-item>
          <text:p text:style-name="P25">Lancer une attaque d’ARP cache poisonning. « sniff remote »</text:p>
        </text:list-item>
      </text:list>
      <text:list xml:id="list84034307262916" text:continue-list="list1558621493" text:style-name="L3">
        <text:list-item>
          <text:p text:style-name="P23"><text:span text:style-name="T5">Victime </text:span>: Regarder le contenu du cache ARP et surfer sur le net.</text:p>
        </text:list-item>
        <text:list-item>
          <text:p text:style-name="P23"><text:span text:style-name="T5">Attaquant</text:span> : Observer la structure des échanges.</text:p>
        </text:list-item>
        <text:list-item>
          <text:p text:style-name="P23">Refaire la même chose, mais en python avec scapy.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DejaVu Sans Condensed1" svg:font-family="'DejaVu Sans Condensed'" style:font-family-generic="swiss"/>
    <style:font-face style:name="FreeMono" svg:font-family="FreeMono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heads_20_2" draw:display-name="Arrowheads 2" svg:viewBox="0 0 1131 902" svg:d="M564 0l-564 902h1131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fr" fo:country="F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nos" fo:font-size="12pt" fo:language="fr" fo:country="F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3.3458in" style:rel-column-width="32760*"/>
    </style:style>
    <style:style style:name="Tableau1.B" style:family="table-column">
      <style:table-column-properties style:column-width="3.3472in" style:rel-column-width="32775*"/>
    </style:style>
    <style:style style:name="Tableau1.A1" style:family="table-cell">
      <style:table-cell-properties fo:padding="0.0382in" fo:border="none"/>
    </style:style>
    <style:style style:name="MP1" style:family="paragraph" style:parent-style-name="Table_20_Contents">
      <style:text-properties style:font-name="Arimo" fo:font-size="8pt" fo:background-color="transparent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style:font-name="Arimo" fo:font-size="8pt" style:font-size-asian="8pt" style:font-size-complex="8pt"/>
    </style:style>
    <style:style style:name="MT1" style:family="text">
      <style:text-properties officeooo:rsid="0020c40a"/>
    </style:style>
    <style:style style:name="MT2" style:family="text">
      <style:text-properties officeooo:rsid="001d1173"/>
    </style:style>
    <style:style style:name="MT3" style:family="text">
      <style:text-properties fo:font-weight="bold" officeooo:rsid="001d1173" style:font-weight-asian="bold" style:font-weight-complex="bold"/>
    </style:style>
    <style:style style:name="MT4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2" text:anchor-type="paragraph" svg:width="6.6929in" svg:height="0.5362in" draw:z-index="1"><draw:image xlink:href="Pictures/100002010000038E00000049C8116C136A6848FD.png" xlink:type="simple" xlink:show="embed" xlink:actuate="onLoad" loext:mime-type="image/png"/></draw:frame></text:p>
      </style:header>
      <style:footer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MP1"><text:span text:style-name="MT1">SRES</text:span> TP</text:p>
            </table:table-cell>
            <table:table-cell table:style-name="Tableau1.A1" office:value-type="string">
              <text:p text:style-name="MP2"><text:span text:style-name="MT2">Gwenn Feunteun </text:span>(<text:span text:style-name="MT3">gwenn</text:span><text:span text:style-name="MT4">@acceis.fr</text:span>)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ACCEIS</meta:initial-creator>
    <meta:creation-date>2015-10-08T22:34:18</meta:creation-date>
    <dc:date>2018-10-10T08:40:20.279151921</dc:date>
    <meta:editing-duration>PT7H2M18S</meta:editing-duration>
    <meta:editing-cycles>278</meta:editing-cycles>
    <meta:generator>LibreOffice/6.0.5.2$Linux_X86_64 LibreOffice_project/00m0$Build-2</meta:generator>
    <meta:document-statistic meta:table-count="1" meta:image-count="1" meta:object-count="0" meta:page-count="2" meta:paragraph-count="31" meta:word-count="326" meta:character-count="1824" meta:non-whitespace-character-count="1550"/>
  </office:meta>
</office:document-meta>
</file>